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2.999cm" style:rel-column-width="1700*"/>
    </style:style>
    <style:style style:name="Tabla1.B" style:family="table-column">
      <style:table-column-properties style:column-width="3cm" style:rel-column-width="1701*"/>
    </style:style>
    <style:style style:name="Tabla1.A1" style:family="table-cell">
      <style:table-cell-properties style:vertical-align="middle" fo:background-color="#506532" fo:padding="0.097cm" fo:border="none" style:writing-mode="page">
        <style:background-image/>
      </style:table-cell-properties>
    </style:style>
    <style:style style:name="Tabla1.A2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B2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C2" style:family="table-cell" style:data-style-name="N20000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D2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A3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B3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C3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D3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E3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B4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C4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D4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E4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B5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C5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D5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E5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B6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C6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D6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E6" style:family="table-cell">
      <style:table-cell-properties style:vertical-align="middle" fo:background-color="#ffff00" fo:padding="0.097cm" fo:border="none" style:writing-mode="page">
        <style:background-image/>
      </style:table-cell-properties>
    </style:style>
    <style:style style:name="Tabla1.B7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C7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D7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Tabla1.E7" style:family="table-cell">
      <style:table-cell-properties style:vertical-align="middle" fo:background-color="#cddc39" fo:padding="0.097cm" fo:border="none" style:writing-mode="page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bf78e" officeooo:paragraph-rsid="001bf78e" style:font-size-asian="14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1bf78e" officeooo:paragraph-rsid="001bf78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cb2ea" officeooo:paragraph-rsid="001cb2e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1dd10c" officeooo:paragraph-rsid="001dd1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fo:font-size="11pt" style:text-underline-style="solid" style:text-underline-width="auto" style:text-underline-color="font-color" fo:font-weight="bold" style:font-size-asian="9.60000038146973pt" style:font-weight-asian="bold" style:font-size-complex="11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top="0.4cm" fo:margin-bottom="0.25cm" style:contextual-spacing="false" fo:line-height="100%"/>
      <style:text-properties fo:font-size="11pt" style:text-underline-style="none" fo:font-weight="normal" officeooo:paragraph-rsid="001e0645" style:font-size-asian="9.60000038146973pt" style:font-weight-asian="normal" style:font-size-complex="11pt" style:font-weight-complex="normal"/>
    </style:style>
    <style:style style:name="P9" style:family="paragraph" style:parent-style-name="Text_20_body" style:list-style-name="L1">
      <loext:graphic-properties draw:fill-gradient-name="gradient" draw:fill-hatch-name="hatch"/>
      <style:paragraph-properties fo:margin-top="0cm" fo:margin-bottom="0.25cm" style:contextual-spacing="false" fo:line-height="150%"/>
      <style:text-properties fo:font-size="11pt" style:text-underline-style="none" fo:font-weight="normal" officeooo:paragraph-rsid="001e0645" style:font-size-asian="9.60000038146973pt" style:font-weight-asian="normal" style:font-size-complex="11pt" style:font-weight-complex="normal"/>
    </style:style>
    <style:style style:name="P10" style:family="paragraph" style:parent-style-name="Text_20_body" style:list-style-name="L1">
      <loext:graphic-properties draw:fill-gradient-name="gradient" draw:fill-hatch-name="hatch"/>
      <style:paragraph-properties fo:margin-top="0cm" fo:margin-bottom="0.25cm" style:contextual-spacing="false" fo:line-height="150%"/>
      <style:text-properties fo:font-size="11pt" style:text-underline-style="none" fo:font-weight="normal" officeooo:paragraph-rsid="001f524b" style:font-size-asian="9.60000038146973pt" style:font-weight-asian="normal" style:font-size-complex="11pt" style:font-weight-complex="normal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25cm" style:contextual-spacing="false" fo:line-height="150%" fo:text-align="center" style:justify-single-word="false"/>
      <style:text-properties fo:font-size="11pt" style:text-underline-style="none" fo:font-weight="bold" officeooo:paragraph-rsid="001e0645" style:font-size-asian="9.60000038146973pt" style:font-weight-asian="bold" style:font-size-complex="11pt" style:font-weight-complex="bold"/>
    </style:style>
    <style:style style:name="T1" style:family="text">
      <style:text-properties officeooo:rsid="001a310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064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0645" style:font-weight-asian="bold" style:font-weight-complex="bold"/>
    </style:style>
    <style:style style:name="T6" style:family="text">
      <style:text-properties fo:font-weight="bold" officeooo:rsid="001f524b" style:font-weight-asian="bold" style:font-weight-complex="bold"/>
    </style:style>
    <style:style style:name="T7" style:family="text">
      <style:text-properties officeooo:rsid="001f52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24. tablas. ejercicio guiado</text:p>
      <text:p text:style-name="P7">Crecimiento anual en la tasa de escolarización de minorías étnicas en Madrid</text:p>
      <table:table table:name="Tabla1" table:style-name="Tabla1" table:template-name="Box List Yellow">
        <table:table-column table:style-name="Tabla1.A"/>
        <table:table-column table:style-name="Tabla1.B" table:number-columns-repeated="4"/>
        <table:table-row>
          <table:table-cell table:style-name="Tabla1.A1" office:value-type="string">
            <text:p text:style-name="P3">Curso</text:p>
          </table:table-cell>
          <table:table-cell table:style-name="Tabla1.A1" office:value-type="string">
            <text:p text:style-name="P3">Alumnado Gitano</text:p>
          </table:table-cell>
          <table:table-cell table:style-name="Tabla1.A1" office:value-type="string">
            <text:p text:style-name="P3">%</text:p>
          </table:table-cell>
          <table:table-cell table:style-name="Tabla1.A1" office:value-type="string">
            <text:p text:style-name="P3">Alumnado Inmigrante</text:p>
          </table:table-cell>
          <table:table-cell table:style-name="Tabla1.A1" office:value-type="string">
            <text:p text:style-name="P3">%</text:p>
          </table:table-cell>
        </table:table-row>
        <table:table-row>
          <table:table-cell table:style-name="Tabla1.A2" office:value-type="string">
            <text:p text:style-name="P5">1991-1992</text:p>
          </table:table-cell>
          <table:table-cell table:style-name="Tabla1.B2" office:value-type="string">
            <text:p text:style-name="P5">5.018</text:p>
          </table:table-cell>
          <table:table-cell table:style-name="Tabla1.C2">
            <text:p text:style-name="P4"/>
          </table:table-cell>
          <table:table-cell table:style-name="Tabla1.D2" office:value-type="string">
            <text:p text:style-name="P6">2.625</text:p>
          </table:table-cell>
          <table:table-cell table:style-name="Tabla1.C2">
            <text:p text:style-name="P4"/>
          </table:table-cell>
        </table:table-row>
        <table:table-row>
          <table:table-cell table:style-name="Tabla1.A3" office:value-type="string">
            <text:p text:style-name="P5">1992-1993</text:p>
          </table:table-cell>
          <table:table-cell table:style-name="Tabla1.B3" office:value-type="string">
            <text:p text:style-name="P5">5.120</text:p>
          </table:table-cell>
          <table:table-cell table:style-name="Tabla1.C3" office:value-type="string">
            <text:p text:style-name="P5">1,99%</text:p>
          </table:table-cell>
          <table:table-cell table:style-name="Tabla1.D3" office:value-type="string">
            <text:p text:style-name="P6">3.620</text:p>
          </table:table-cell>
          <table:table-cell table:style-name="Tabla1.E3" office:value-type="string">
            <text:p text:style-name="P6">27,48%</text:p>
          </table:table-cell>
        </table:table-row>
        <table:table-row>
          <table:table-cell table:style-name="Tabla1.A2" office:value-type="string">
            <text:p text:style-name="P5">1993-1994</text:p>
          </table:table-cell>
          <table:table-cell table:style-name="Tabla1.B4" office:value-type="string">
            <text:p text:style-name="P5">5.142</text:p>
          </table:table-cell>
          <table:table-cell table:style-name="Tabla1.C4" office:value-type="string">
            <text:p text:style-name="P6">0,43%</text:p>
          </table:table-cell>
          <table:table-cell table:style-name="Tabla1.D4" office:value-type="string">
            <text:p text:style-name="P6">4.528</text:p>
          </table:table-cell>
          <table:table-cell table:style-name="Tabla1.E4" office:value-type="string">
            <text:p text:style-name="P6">20,05%</text:p>
          </table:table-cell>
        </table:table-row>
        <table:table-row>
          <table:table-cell table:style-name="Tabla1.A3" office:value-type="string">
            <text:p text:style-name="P5">1994-1995</text:p>
          </table:table-cell>
          <table:table-cell table:style-name="Tabla1.B5" office:value-type="string">
            <text:p text:style-name="P5">5.219</text:p>
          </table:table-cell>
          <table:table-cell table:style-name="Tabla1.C5" office:value-type="string">
            <text:p text:style-name="P6">1,47%</text:p>
          </table:table-cell>
          <table:table-cell table:style-name="Tabla1.D5" office:value-type="string">
            <text:p text:style-name="P6">4.702</text:p>
          </table:table-cell>
          <table:table-cell table:style-name="Tabla1.E5" office:value-type="string">
            <text:p text:style-name="P6">3,70%</text:p>
          </table:table-cell>
        </table:table-row>
        <table:table-row>
          <table:table-cell table:style-name="Tabla1.A2" office:value-type="string">
            <text:p text:style-name="P5">1995-1996</text:p>
          </table:table-cell>
          <table:table-cell table:style-name="Tabla1.B6" office:value-type="string">
            <text:p text:style-name="P5">5.381</text:p>
          </table:table-cell>
          <table:table-cell table:style-name="Tabla1.C6" office:value-type="string">
            <text:p text:style-name="P6">3,01%</text:p>
          </table:table-cell>
          <table:table-cell table:style-name="Tabla1.D6" office:value-type="string">
            <text:p text:style-name="P6">5.721</text:p>
          </table:table-cell>
          <table:table-cell table:style-name="Tabla1.E6" office:value-type="string">
            <text:p text:style-name="P6">17,81%</text:p>
          </table:table-cell>
        </table:table-row>
        <table:table-row>
          <table:table-cell table:style-name="Tabla1.A3" office:value-type="string">
            <text:p text:style-name="P5">1996-1997</text:p>
          </table:table-cell>
          <table:table-cell table:style-name="Tabla1.B7" office:value-type="string">
            <text:p text:style-name="P5">5.196</text:p>
          </table:table-cell>
          <table:table-cell table:style-name="Tabla1.C7" office:value-type="string">
            <text:p text:style-name="P6">3,44%</text:p>
          </table:table-cell>
          <table:table-cell table:style-name="Tabla1.D7" office:value-type="string">
            <text:p text:style-name="P6">5.962</text:p>
          </table:table-cell>
          <table:table-cell table:style-name="Tabla1.E7" office:value-type="string">
            <text:p text:style-name="P6">4,04%</text:p>
          </table:table-cell>
        </table:table-row>
      </table:table>
      <text:p text:style-name="P8"/>
      <text:p text:style-name="P11">¿Cómo<text:span text:style-name="T3"> </text:span>se<text:span text:style-name="T3"> </text:span>hace?</text:p>
      <text:list xml:id="list2680586559" text:style-name="L1">
        <text:list-item>
          <text:p text:style-name="P9">Seleccionar el menú<text:span text:style-name="T3"> </text:span><text:span text:style-name="T4">Insertar</text:span><text:span text:style-name="T5"> </text:span><text:span text:style-name="T4">&gt; Tabla</text:span><text:span text:style-name="T3"> </text:span>y en la ventanade diálogo que aparece darle a la tabla el nombre <text:span text:style-name="T4">Tabla1</text:span>. Seleccionar<text:span text:style-name="T3"> </text:span><text:span text:style-name="T4">6</text:span> columnas<text:span text:style-name="T3"> </text:span>y <text:span text:style-name="T4">8</text:span> filas.<text:span text:style-name="T7"> </text:span>Activar<text:span text:style-name="T7"> </text:span>la opción <text:span text:style-name="T4">Borde</text:span><text:span text:style-name="T6"> </text:span>y desactivar<text:span text:style-name="T7"> </text:span>el resto de opciones.</text:p>
        </text:list-item>
        <text:list-item>
          <text:p text:style-name="P10">Introducir los textos que conforman<text:span text:style-name="T7"> </text:span>cada una de las celdas, dejando la primera columna<text:span text:style-name="T7"> </text:span>y la última<text:span text:style-name="T7"> </text:span>fila vacía. Utilizar<text:span text:style-name="T7"> </text:span>para<text:span text:style-name="T7"> </text:span>ello las<text:span text:style-name="T7"> </text:span>utilidades<text:span text:style-name="T7"> </text:span>de edición<text:span text:style-name="T7"> </text:span>aprendidas<text:span text:style-name="T7"> </text:span>en prácticas<text:span text:style-name="T7"> </text:span>anteriores (como copiar y pegar). El<text:span text:style-name="T7"> </text:span>tamaño<text:span text:style-name="T7"> </text:span>de carácter es 10pt<text:span text:style-name="T7"> </text:span>y el tipo Arial.</text:p>
        </text:list-item>
        <text:list-item>
          <text:p text:style-name="P10">Seleccionar<text:span text:style-name="T7"> </text:span>toda<text:span text:style-name="T7"> </text:span>la tabla<text:span text:style-name="T7"> </text:span>con <text:span text:style-name="T4">Tabla</text:span><text:span text:style-name="T6"> </text:span><text:span text:style-name="T4">&gt; Seleccionar&gt; Tabla.</text:span></text:p>
        </text:list-item>
        <text:list-item>
          <text:p text:style-name="P9">Darle el formateado automático <text:span text:style-name="T4">Amarillo.</text:span> Seleccionar la opción <text:span text:style-name="T4">Tabla</text:span><text:span text:style-name="T6"> </text:span><text:span text:style-name="T4">&gt; Formateado</text:span><text:span text:style-name="T6"> </text:span><text:span text:style-name="T4">automático</text:span>... y elegir el formato<text:span text:style-name="T7"> </text:span><text:span text:style-name="T4">Amarillo.</text:span></text:p>
        </text:list-item>
        <text:list-item>
          <text:p text:style-name="P9">Eliminar<text:span text:style-name="T7"> </text:span>la primera<text:span text:style-name="T7"> </text:span>columna<text:span text:style-name="T7"> </text:span>y la última<text:span text:style-name="T7"> </text:span>fila.</text:p>
        </text:list-item>
        <text:list-item>
          <text:p text:style-name="P9">Seleccionar todas las columnas<text:span text:style-name="T7"> </text:span>y centrar el texto en las celdas mediante el menú<text:span text:style-name="T7"> </text:span><text:span text:style-name="T4">Formato&gt; Párrafo,</text:span> pestaña <text:span text:style-name="T4">Alineación.</text:span></text:p>
        </text:list-item>
        <text:list-item>
          <text:p text:style-name="P9">Guardarel ficher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Box_20_List_20_Yellow.1" style:display-name="Box List Yellow.1" style:family="table-cell" style:data-style-name="N2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2" style:display-name="Box List Yellow.2" style:family="table-cell" style:data-style-name="N2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3" style:display-name="Box List Yellow.3" style:family="table-cell" style:data-style-name="N2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4" style:display-name="Box List Yellow.4" style:family="table-cell" style:data-style-name="N2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5" style:display-name="Box List Yellow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6" style:display-name="Box List Yellow.6" style:family="table-cell" style:data-style-name="N2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7" style:display-name="Box List Yellow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8" style:display-name="Box List Yellow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9" style:display-name="Box List Yellow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10" style:display-name="Box List Yellow.10" style:family="table-cell" style:data-style-name="N2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11" style:display-name="Box List Yellow.11" style:family="table-cell" style:data-style-name="N2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2" style:display-name="Box List Yellow.12" style:family="table-cell" style:data-style-name="N2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3" style:display-name="Box List Yellow.13" style:family="table-cell" style:data-style-name="N2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4" style:display-name="Box List Yellow.14" style:family="table-cell" style:data-style-name="N2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5" style:display-name="Box List Yellow.15" style:family="table-cell" style:data-style-name="N2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6" style:display-name="Box List Yellow.16" style:family="table-cell" style:data-style-name="N2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02:26:09.279395991</meta:creation-date>
    <dc:title>Ofimática</dc:title>
    <meta:editing-duration>PT2M2S</meta:editing-duration>
    <meta:editing-cycles>2</meta:editing-cycles>
    <meta:generator>LibreOffice/7.4.1.2$Linux_X86_64 LibreOffice_project/40$Build-2</meta:generator>
    <dc:date>2022-10-16T03:06:25.633721176</dc:date>
    <meta:document-statistic meta:table-count="1" meta:image-count="0" meta:object-count="0" meta:page-count="1" meta:paragraph-count="44" meta:word-count="200" meta:character-count="1198" meta:non-whitespace-character-count="1049"/>
    <meta:template xlink:type="simple" xlink:actuate="onRequest" xlink:title="Ofimática" xlink:href="../../../Plantillas/Ofimática.ott" meta:date="2022-10-16T02:26:08.545496005"/>
  </office:meta>
</office:document-meta>
</file>